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7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6.645cm"/>
    </style:style>
    <style:style style:name="co4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ais_20_une_20_synthèse_20_des_20_éléments_20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is une synthèse des éléments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é ?</text:p>
          </table:table-cell>
          <table:table-cell table:style-name="ce1" office:value-type="string" calcext:value-type="string">
            <text:p>Commentaires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réation d'un repository GitHub</text:p>
          </table:table-cell>
          <table:table-cell table:style-name="ce2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jout du code au repository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Commits réguliers avec messages clairs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d'un fichier requirements.txt</text:p>
          </table:table-cell>
          <table:table-cell table:style-name="ce2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Exclusion de l'environnement virtuel du repository</text:p>
          </table:table-cell>
          <table:table-cell table:style-name="ce3"/>
          <table:table-cell table:style-name="ce1" office:value-type="string" calcext:value-type="string">
            <text:p>A controler en fin de proje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xclusion des fichiers CSV du repository</text:p>
          </table:table-cell>
          <table:table-cell table:style-name="ce3"/>
          <table:table-cell table:style-name="ce1" office:value-type="string" calcext:value-type="string">
            <text:p>A controler en fin de proje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réation d'un fichier README.md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Remplir le fichier en fin de proje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is_20_une_20_synthèse_20_des_20_éléments_20_" style:display-name="PageStyle_fais une synthèse des élément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13:28:53.405002455</dc:date>
    <meta:editing-duration>PT21S</meta:editing-duration>
    <meta:editing-cycles>1</meta:editing-cycles>
    <meta:document-statistic meta:table-count="1" meta:cell-count="16" meta:object-count="0"/>
    <meta:generator>LibreOffice/24.2.6.2$Linux_X86_64 LibreOffice_project/8e9a753d9daaea75c34b417ba1bdf556bf2fc5b3</meta:generator>
  </office:meta>
</office:document-meta>
</file>